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423cm"/>
    </style:style>
    <style:style style:name="gr6" style:family="graphic" style:parent-style-name="objectwithoutfill">
      <style:graphic-properties svg:stroke-width="0.106cm" svg:stroke-color="#f582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5e8ac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5e8ac7" style:font-name="Bitstream Vera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text-properties style:font-name="Bitstream Vera Sans Mono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Bitstream Vera Sans Mono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e8ac7" style:font-name="Bitstream Vera Sans Mono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f58220" style:font-name="Bitstream Vera Sans Mono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3.667cm" svg:x2="4.175cm" svg:y2="12.811cm">
          <text:p/>
        </draw:line>
        <draw:line draw:style-name="gr1" draw:text-style-name="P1" draw:layer="layout" svg:x1="4.175cm" svg:y1="12.811cm" svg:x2="17.891cm" svg:y2="12.811cm">
          <text:p/>
        </draw:line>
        <draw:frame draw:style-name="gr2" draw:text-style-name="P2" draw:layer="layout" svg:width="2.212cm" svg:height="1.072cm" svg:x="3.159cm" svg:y="2.397cm">
          <draw:text-box>
            <text:p><text:span text:style-name="T1">Loss</text:span></text:p>
          </draw:text-box>
        </draw:frame>
        <draw:frame draw:style-name="gr3" draw:text-style-name="P2" draw:layer="layout" svg:width="3.067cm" svg:height="1.072cm" svg:x="16.24cm" svg:y="13.136cm">
          <draw:text-box>
            <text:p><text:span text:style-name="T1">Epochs</text:span></text:p>
          </draw:text-box>
        </draw:frame>
        <draw:frame draw:style-name="gr4" draw:text-style-name="P3" draw:layer="layout" svg:width="4.778cm" svg:height="1.072cm" svg:x="8.795cm" svg:y="10.723cm">
          <draw:text-box>
            <text:p><text:span text:style-name="T2">Validation</text:span></text:p>
          </draw:text-box>
        </draw:frame>
        <draw:frame draw:style-name="gr5" draw:text-style-name="P4" draw:layer="layout" svg:width="3.923cm" svg:height="1.072cm" svg:x="13.714cm" svg:y="8.874cm">
          <draw:text-box>
            <text:p><text:span text:style-name="T3">Training</text:span></text:p>
          </draw:text-box>
        </draw:frame>
        <draw:path draw:style-name="gr6" draw:text-style-name="P1" draw:layer="layout" svg:width="11.587cm" svg:height="5.653cm" draw:transform="skewX (5.68627944726597E-017) rotate (-0.897273768450285) translate (9.6035039042108cm 1.22483983277118cm)" svg:viewBox="0 0 11588 5654" svg:d="M0 5411c610 31 1207 125 1818 202 665 84 1314 21 1964-47 644-68 1262-299 1888-473 589-164 1101-517 1613-847 653-421 1344-807 1874-1370 378-402 759-773 1079-1221 332-464 710-891 1067-1337l254-318 31 25">
          <text:p/>
        </draw:path>
        <draw:path draw:style-name="gr7" draw:text-style-name="P1" draw:layer="layout" svg:width="10.232cm" svg:height="7.934cm" draw:transform="rotate (-1.10461888358721) translate (12.2124736547494cm 1.56483473722182cm)" svg:viewBox="0 0 10233 7935" svg:d="M0 7930c570 13 1144 5 1711-51 603-59 1226-203 1731-541 441-295 980-391 1349-780 387-409 843-747 1332-1016 461-254 802-651 1186-999 429-388 699-918 986-1417 250-433 441-903 677-1345 221-414 537-769 840-1126l220-346 201-30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00:27:14.450557938</meta:creation-date>
    <dc:date>2020-06-20T01:38:22.167659237</dc:date>
    <meta:editing-duration>PT1H2M14S</meta:editing-duration>
    <meta:editing-cycles>6</meta:editing-cycles>
    <meta:generator>LibreOffice/6.0.7.3$Linux_X86_64 LibreOffice_project/00m0$Build-3</meta:generator>
    <meta:document-statistic meta:object-count="8"/>
  </office:meta>
</office:document-meta>
</file>